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b78" officeooo:paragraph-rsid="001ebb78"/>
    </style:style>
    <style:style style:name="P2" style:family="paragraph" style:parent-style-name="Standard">
      <style:text-properties fo:font-weight="bold" officeooo:rsid="00202d64" officeooo:paragraph-rsid="00202d64" style:font-weight-asian="bold" style:font-weight-complex="bold"/>
    </style:style>
    <style:style style:name="P3" style:family="paragraph" style:parent-style-name="Standard">
      <style:text-properties fo:font-weight="bold" officeooo:rsid="0026e0bf" officeooo:paragraph-rsid="002ba6de" style:font-weight-asian="bold" style:font-weight-complex="bold"/>
    </style:style>
    <style:style style:name="P4" style:family="paragraph" style:parent-style-name="Standard">
      <style:text-properties fo:font-weight="bold" officeooo:rsid="002ba6de" officeooo:paragraph-rsid="002ba6de" style:font-weight-asian="bold" style:font-weight-complex="bold"/>
    </style:style>
    <style:style style:name="P5" style:family="paragraph" style:parent-style-name="Standard">
      <style:text-properties fo:font-weight="bold" officeooo:rsid="00588787" officeooo:paragraph-rsid="00588787" style:font-weight-asian="bold" style:font-weight-complex="bold"/>
    </style:style>
    <style:style style:name="P6" style:family="paragraph" style:parent-style-name="Standard">
      <style:text-properties officeooo:paragraph-rsid="0026e0bf"/>
    </style:style>
    <style:style style:name="P7" style:family="paragraph" style:parent-style-name="Standard">
      <style:text-properties fo:font-style="normal" officeooo:rsid="00242df3" officeooo:paragraph-rsid="002f9830" style:font-style-asian="normal" style:font-style-complex="normal"/>
    </style:style>
    <style:style style:name="P8" style:family="paragraph" style:parent-style-name="Standard">
      <style:text-properties fo:font-style="normal" officeooo:rsid="0020af6a" officeooo:paragraph-rsid="001fa5f5" style:font-style-asian="normal" style:font-style-complex="normal"/>
    </style:style>
    <style:style style:name="P9" style:family="paragraph" style:parent-style-name="Standard">
      <style:text-properties fo:font-style="normal" officeooo:rsid="00228959" officeooo:paragraph-rsid="0020af6a" style:font-style-asian="normal" style:font-style-complex="normal"/>
    </style:style>
    <style:style style:name="P10" style:family="paragraph" style:parent-style-name="Standard">
      <style:text-properties fo:font-style="normal" officeooo:rsid="0024119d" officeooo:paragraph-rsid="0024119d" style:font-style-asian="normal" style:font-style-complex="normal"/>
    </style:style>
    <style:style style:name="P11" style:family="paragraph" style:parent-style-name="Standard">
      <style:text-properties fo:font-style="normal" officeooo:rsid="00202d64" officeooo:paragraph-rsid="001fa5f5" style:font-style-asian="normal" style:font-style-complex="normal"/>
    </style:style>
    <style:style style:name="P12" style:family="paragraph" style:parent-style-name="Standard">
      <style:text-properties fo:font-style="normal" officeooo:rsid="002ba6de" officeooo:paragraph-rsid="003f056d" style:font-style-asian="normal" style:font-style-complex="normal"/>
    </style:style>
    <style:style style:name="P13" style:family="paragraph" style:parent-style-name="Standard">
      <style:text-properties fo:font-style="normal" officeooo:rsid="00443f47" officeooo:paragraph-rsid="0078a115" style:font-style-asian="normal" style:font-style-complex="normal"/>
    </style:style>
    <style:style style:name="P14" style:family="paragraph" style:parent-style-name="Standard">
      <style:text-properties fo:font-style="normal" officeooo:rsid="002d56f6" officeooo:paragraph-rsid="0024119d" style:font-style-asian="normal" style:font-style-complex="normal"/>
    </style:style>
    <style:style style:name="P15" style:family="paragraph" style:parent-style-name="Standard">
      <style:text-properties fo:font-style="normal" fo:font-weight="normal" officeooo:rsid="0026e0bf" officeooo:paragraph-rsid="0026e0bf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26e0bf" officeooo:paragraph-rsid="002ba6de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588787" officeooo:paragraph-rsid="002ba6d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style:text-underline-style="none" fo:font-weight="bold" officeooo:rsid="00202d64" officeooo:paragraph-rsid="00202d64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font-style="normal" style:text-underline-style="none" fo:font-weight="bold" officeooo:rsid="002ba6de" officeooo:paragraph-rsid="002ba6de" style:font-style-asian="normal" style:font-weight-asian="bold" style:font-style-complex="normal" style:font-weight-complex="bold"/>
    </style:style>
    <style:style style:name="P20" style:family="paragraph" style:parent-style-name="Standard">
      <style:text-properties fo:font-style="normal" style:text-underline-style="none" fo:font-weight="normal" officeooo:rsid="0036c67e" officeooo:paragraph-rsid="0036c67e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2f5588" officeooo:paragraph-rsid="002f558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2ba6de" officeooo:paragraph-rsid="002ba6de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4bd33e" officeooo:paragraph-rsid="004bd33e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526a35" officeooo:paragraph-rsid="00526a35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fo:font-weight="bold" officeooo:rsid="0089f045" officeooo:paragraph-rsid="0089f045" style:font-style-asian="normal" style:font-weight-asian="bold" style:font-style-complex="normal" style:font-weight-complex="bold"/>
    </style:style>
    <style:style style:name="P26" style:family="paragraph" style:parent-style-name="Standard">
      <style:text-properties officeooo:paragraph-rsid="003f72e5"/>
    </style:style>
    <style:style style:name="P27" style:family="paragraph" style:parent-style-name="Standard">
      <style:text-properties officeooo:paragraph-rsid="006d46de"/>
    </style:style>
    <style:style style:name="P28" style:family="paragraph" style:parent-style-name="Standard">
      <style:text-properties officeooo:paragraph-rsid="0024119d"/>
    </style:style>
    <style:style style:name="P29" style:family="paragraph" style:parent-style-name="Standard">
      <style:text-properties fo:font-weight="normal" officeooo:rsid="007cfd99" officeooo:paragraph-rsid="007cfd99" style:font-weight-asian="normal" style:font-weight-complex="normal"/>
    </style:style>
    <style:style style:name="P30" style:family="paragraph" style:parent-style-name="Standard">
      <style:text-properties officeooo:paragraph-rsid="002f5588"/>
    </style:style>
    <style:style style:name="P31" style:family="paragraph" style:parent-style-name="Standard">
      <style:text-properties fo:font-style="normal" officeooo:rsid="007f6eac" officeooo:paragraph-rsid="007f6eac" style:font-style-asian="normal" style:font-style-complex="normal"/>
    </style:style>
    <style:style style:name="P32" style:family="paragraph" style:parent-style-name="Standard">
      <style:text-properties fo:font-style="normal" officeooo:rsid="007f6eac" officeooo:paragraph-rsid="00a65835" style:font-style-asian="normal" style:font-style-complex="normal"/>
    </style:style>
    <style:style style:name="P33" style:family="paragraph" style:parent-style-name="Standard">
      <style:text-properties fo:font-style="normal" officeooo:rsid="008167c7" officeooo:paragraph-rsid="007f6eac" style:font-style-asian="normal" style:font-style-complex="normal"/>
    </style:style>
    <style:style style:name="P34" style:family="paragraph" style:parent-style-name="Standard">
      <style:text-properties fo:font-style="normal" officeooo:rsid="008167c7" officeooo:paragraph-rsid="00a65835" style:font-style-asian="normal" style:font-style-complex="normal"/>
    </style:style>
    <style:style style:name="P35" style:family="paragraph" style:parent-style-name="Standard">
      <style:text-properties fo:font-style="normal" officeooo:rsid="00443f47" officeooo:paragraph-rsid="0078a115" style:font-style-asian="normal" style:font-style-complex="normal"/>
    </style:style>
    <style:style style:name="P36" style:family="paragraph" style:parent-style-name="Standard">
      <style:text-properties fo:font-style="normal" fo:font-weight="normal" officeooo:rsid="0089f045" officeooo:paragraph-rsid="0089f045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897518" officeooo:paragraph-rsid="007cfd99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font-style="normal" fo:font-weight="normal" officeooo:rsid="00897518" officeooo:paragraph-rsid="00897518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font-style="normal" fo:font-weight="normal" officeooo:rsid="00a508bb" officeooo:paragraph-rsid="00a508bb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font-style="normal" fo:font-weight="normal" officeooo:rsid="008167c7" officeooo:paragraph-rsid="00a65835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font-style="normal" fo:font-weight="bold" officeooo:rsid="002d56f6" officeooo:paragraph-rsid="0024119d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font-style="normal" style:text-underline-style="none" fo:font-weight="bold" officeooo:rsid="00202d64" officeooo:paragraph-rsid="00202d64" style:font-style-asian="normal" style:font-weight-asian="bold" style:font-style-complex="normal" style:font-weight-complex="bold"/>
    </style:style>
    <style:style style:name="P43" style:family="paragraph" style:parent-style-name="Standard">
      <style:text-properties fo:font-style="normal" style:text-underline-style="none" fo:font-weight="bold" officeooo:rsid="002ba6de" officeooo:paragraph-rsid="0094b72c" style:font-style-asian="normal" style:font-weight-asian="bold" style:font-style-complex="normal" style:font-weight-complex="bold"/>
    </style:style>
    <style:style style:name="P44" style:family="paragraph" style:parent-style-name="Standard">
      <style:text-properties fo:font-style="normal" style:text-underline-style="none" fo:font-weight="bold" officeooo:rsid="0094b72c" officeooo:paragraph-rsid="0094b72c" style:font-style-asian="normal" style:font-weight-asian="bold" style:font-style-complex="normal" style:font-weight-complex="bold"/>
    </style:style>
    <style:style style:name="P45" style:family="paragraph" style:parent-style-name="Standard">
      <style:text-properties fo:font-style="normal" style:text-underline-style="none" fo:font-weight="normal" officeooo:rsid="008d850d" officeooo:paragraph-rsid="008d850d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officeooo:paragraph-rsid="003f72e5"/>
    </style:style>
    <style:style style:name="P47" style:family="paragraph" style:parent-style-name="Standard">
      <style:text-properties officeooo:paragraph-rsid="008d850d"/>
    </style:style>
    <style:style style:name="P48" style:family="paragraph" style:parent-style-name="Standard">
      <style:text-properties officeooo:rsid="008d850d" officeooo:paragraph-rsid="008d850d"/>
    </style:style>
    <style:style style:name="P49" style:family="paragraph" style:parent-style-name="Standard">
      <style:text-properties officeooo:paragraph-rsid="009064e8"/>
    </style:style>
    <style:style style:name="P50" style:family="paragraph" style:parent-style-name="Standard">
      <style:text-properties fo:font-weight="bold" officeooo:rsid="0093b395" officeooo:paragraph-rsid="002ba6de" style:font-weight-asian="bold" style:font-weight-complex="bold"/>
    </style:style>
    <style:style style:name="P51" style:family="paragraph" style:parent-style-name="Standard">
      <style:text-properties fo:font-weight="bold" officeooo:rsid="0093b395" officeooo:paragraph-rsid="0094b72c" style:font-weight-asian="bold" style:font-weight-complex="bold"/>
    </style:style>
    <style:style style:name="P52" style:family="paragraph" style:parent-style-name="Standard">
      <style:text-properties fo:font-weight="bold" officeooo:rsid="002ba6de" officeooo:paragraph-rsid="002ba6de" style:font-weight-asian="bold" style:font-weight-complex="bold"/>
    </style:style>
    <style:style style:name="P53" style:family="paragraph" style:parent-style-name="Standard">
      <style:text-properties fo:font-weight="bold" officeooo:rsid="0097ee7c" officeooo:paragraph-rsid="0097ee7c" style:font-weight-asian="bold" style:font-weight-complex="bold"/>
    </style:style>
    <style:style style:name="P54" style:family="paragraph" style:parent-style-name="Standard">
      <style:text-properties fo:font-weight="bold" officeooo:rsid="00990574" officeooo:paragraph-rsid="00990574" style:font-weight-asian="bold" style:font-weight-complex="bold"/>
    </style:style>
    <style:style style:name="P55" style:family="paragraph" style:parent-style-name="Standard">
      <style:text-properties fo:font-weight="bold" officeooo:rsid="009f0cd5" officeooo:paragraph-rsid="009f0cd5" style:font-weight-asian="bold" style:font-weight-complex="bold"/>
    </style:style>
    <style:style style:name="P56" style:family="paragraph" style:parent-style-name="Standard">
      <style:text-properties officeooo:paragraph-rsid="009d6f27"/>
    </style:style>
    <style:style style:name="P57" style:family="paragraph" style:parent-style-name="Standard">
      <style:text-properties officeooo:rsid="0020af6a" officeooo:paragraph-rsid="003f056d"/>
    </style:style>
    <style:style style:name="P58" style:family="paragraph" style:parent-style-name="Standard">
      <style:text-properties officeooo:paragraph-rsid="00a65835"/>
    </style:style>
    <style:style style:name="P59" style:family="paragraph" style:parent-style-name="Standard">
      <style:text-properties officeooo:paragraph-rsid="00abbd5e"/>
    </style:style>
    <style:style style:name="P60" style:family="paragraph" style:parent-style-name="Standard">
      <style:text-properties officeooo:paragraph-rsid="00b0829c"/>
    </style:style>
    <style:style style:name="P61" style:family="paragraph" style:parent-style-name="Standard">
      <style:text-properties officeooo:paragraph-rsid="00c1a809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2029d4" style:font-style-asian="normal" style:font-style-complex="normal"/>
    </style:style>
    <style:style style:name="T3" style:family="text">
      <style:text-properties fo:font-style="normal" officeooo:rsid="00202d64" style:font-style-asian="normal" style:font-style-complex="normal"/>
    </style:style>
    <style:style style:name="T4" style:family="text">
      <style:text-properties fo:font-style="normal" officeooo:rsid="00242df3" style:font-style-asian="normal" style:font-style-complex="normal"/>
    </style:style>
    <style:style style:name="T5" style:family="text">
      <style:text-properties fo:font-style="normal" officeooo:rsid="0025a248" style:font-style-asian="normal" style:font-style-complex="normal"/>
    </style:style>
    <style:style style:name="T6" style:family="text">
      <style:text-properties fo:font-style="normal" officeooo:rsid="002d56f6" style:font-style-asian="normal" style:font-style-complex="normal"/>
    </style:style>
    <style:style style:name="T7" style:family="text">
      <style:text-properties fo:font-style="normal" officeooo:rsid="002f5588" style:font-style-asian="normal" style:font-style-complex="normal"/>
    </style:style>
    <style:style style:name="T8" style:family="text">
      <style:text-properties fo:font-style="normal" officeooo:rsid="00340b41" style:font-style-asian="normal" style:font-style-complex="normal"/>
    </style:style>
    <style:style style:name="T9" style:family="text">
      <style:text-properties fo:font-style="normal" officeooo:rsid="003aed72" style:font-style-asian="normal" style:font-style-complex="normal"/>
    </style:style>
    <style:style style:name="T10" style:family="text">
      <style:text-properties fo:font-style="normal" officeooo:rsid="003b3814" style:font-style-asian="normal" style:font-style-complex="normal"/>
    </style:style>
    <style:style style:name="T11" style:family="text">
      <style:text-properties fo:font-style="normal" officeooo:rsid="003d2e8c" style:font-style-asian="normal" style:font-style-complex="normal"/>
    </style:style>
    <style:style style:name="T12" style:family="text">
      <style:text-properties fo:font-style="normal" officeooo:rsid="003ecceb" style:font-style-asian="normal" style:font-style-complex="normal"/>
    </style:style>
    <style:style style:name="T13" style:family="text">
      <style:text-properties fo:font-style="normal" officeooo:rsid="003f056d" style:font-style-asian="normal" style:font-style-complex="normal"/>
    </style:style>
    <style:style style:name="T14" style:family="text">
      <style:text-properties fo:font-style="normal" officeooo:rsid="0040815a" style:font-style-asian="normal" style:font-style-complex="normal"/>
    </style:style>
    <style:style style:name="T15" style:family="text">
      <style:text-properties fo:font-style="normal" officeooo:rsid="00442dc7" style:font-style-asian="normal" style:font-style-complex="normal"/>
    </style:style>
    <style:style style:name="T16" style:family="text">
      <style:text-properties fo:font-style="normal" officeooo:rsid="0045ddc1" style:font-style-asian="normal" style:font-style-complex="normal"/>
    </style:style>
    <style:style style:name="T17" style:family="text">
      <style:text-properties fo:font-style="normal" officeooo:rsid="0045f383" style:font-style-asian="normal" style:font-style-complex="normal"/>
    </style:style>
    <style:style style:name="T18" style:family="text">
      <style:text-properties fo:font-style="normal" officeooo:rsid="0047e090" style:font-style-asian="normal" style:font-style-complex="normal"/>
    </style:style>
    <style:style style:name="T19" style:family="text">
      <style:text-properties fo:font-style="normal" officeooo:rsid="004dea02" style:font-style-asian="normal" style:font-style-complex="normal"/>
    </style:style>
    <style:style style:name="T20" style:family="text">
      <style:text-properties fo:font-style="normal" officeooo:rsid="004f2989" style:font-style-asian="normal" style:font-style-complex="normal"/>
    </style:style>
    <style:style style:name="T21" style:family="text">
      <style:text-properties fo:font-style="normal" officeooo:rsid="005007df" style:font-style-asian="normal" style:font-style-complex="normal"/>
    </style:style>
    <style:style style:name="T22" style:family="text">
      <style:text-properties fo:font-style="normal" officeooo:rsid="003f72e5" style:font-style-asian="normal" style:font-style-complex="normal"/>
    </style:style>
    <style:style style:name="T23" style:family="text">
      <style:text-properties fo:font-style="normal" officeooo:rsid="0041d181" style:font-style-asian="normal" style:font-style-complex="normal"/>
    </style:style>
    <style:style style:name="T24" style:family="text">
      <style:text-properties fo:font-style="normal" officeooo:rsid="005b4aa2" style:font-style-asian="normal" style:font-style-complex="normal"/>
    </style:style>
    <style:style style:name="T25" style:family="text">
      <style:text-properties fo:font-style="normal" officeooo:rsid="005b62c9" style:font-style-asian="normal" style:font-style-complex="normal"/>
    </style:style>
    <style:style style:name="T26" style:family="text">
      <style:text-properties fo:font-style="normal" officeooo:rsid="005d368c" style:font-style-asian="normal" style:font-style-complex="normal"/>
    </style:style>
    <style:style style:name="T27" style:family="text">
      <style:text-properties fo:font-style="normal" officeooo:rsid="005f20b5" style:font-style-asian="normal" style:font-style-complex="normal"/>
    </style:style>
    <style:style style:name="T28" style:family="text">
      <style:text-properties fo:font-style="normal" officeooo:rsid="0060097b" style:font-style-asian="normal" style:font-style-complex="normal"/>
    </style:style>
    <style:style style:name="T29" style:family="text">
      <style:text-properties fo:font-style="normal" officeooo:rsid="00613214" style:font-style-asian="normal" style:font-style-complex="normal"/>
    </style:style>
    <style:style style:name="T30" style:family="text">
      <style:text-properties fo:font-style="normal" officeooo:rsid="006358ca" style:font-style-asian="normal" style:font-style-complex="normal"/>
    </style:style>
    <style:style style:name="T31" style:family="text">
      <style:text-properties fo:font-style="normal" officeooo:rsid="00652f37" style:font-style-asian="normal" style:font-style-complex="normal"/>
    </style:style>
    <style:style style:name="T32" style:family="text">
      <style:text-properties fo:font-style="normal" officeooo:rsid="00670bf1" style:font-style-asian="normal" style:font-style-complex="normal"/>
    </style:style>
    <style:style style:name="T33" style:family="text">
      <style:text-properties fo:font-style="normal" officeooo:rsid="0069722b" style:font-style-asian="normal" style:font-style-complex="normal"/>
    </style:style>
    <style:style style:name="T34" style:family="text">
      <style:text-properties fo:font-style="normal" officeooo:rsid="006b0a98" style:font-style-asian="normal" style:font-style-complex="normal"/>
    </style:style>
    <style:style style:name="T35" style:family="text">
      <style:text-properties fo:font-style="normal" officeooo:rsid="006c806d" style:font-style-asian="normal" style:font-style-complex="normal"/>
    </style:style>
    <style:style style:name="T36" style:family="text">
      <style:text-properties fo:font-style="normal" officeooo:rsid="006d46de" style:font-style-asian="normal" style:font-style-complex="normal"/>
    </style:style>
    <style:style style:name="T37" style:family="text">
      <style:text-properties fo:font-style="normal" officeooo:rsid="006e0a95" style:font-style-asian="normal" style:font-style-complex="normal"/>
    </style:style>
    <style:style style:name="T38" style:family="text">
      <style:text-properties fo:font-style="normal" officeooo:rsid="006e5bbc" style:font-style-asian="normal" style:font-style-complex="normal"/>
    </style:style>
    <style:style style:name="T39" style:family="text">
      <style:text-properties fo:font-style="normal" officeooo:rsid="006f8981" style:font-style-asian="normal" style:font-style-complex="normal"/>
    </style:style>
    <style:style style:name="T40" style:family="text">
      <style:text-properties fo:font-style="normal" officeooo:rsid="0071432c" style:font-style-asian="normal" style:font-style-complex="normal"/>
    </style:style>
    <style:style style:name="T41" style:family="text">
      <style:text-properties fo:font-style="normal" officeooo:rsid="007338dd" style:font-style-asian="normal" style:font-style-complex="normal"/>
    </style:style>
    <style:style style:name="T42" style:family="text">
      <style:text-properties fo:font-style="normal" officeooo:rsid="0074fc9a" style:font-style-asian="normal" style:font-style-complex="normal"/>
    </style:style>
    <style:style style:name="T43" style:family="text">
      <style:text-properties fo:font-style="normal" officeooo:rsid="0075032f" style:font-style-asian="normal" style:font-style-complex="normal"/>
    </style:style>
    <style:style style:name="T44" style:family="text">
      <style:text-properties fo:font-style="normal" officeooo:rsid="0078151a" style:font-style-asian="normal" style:font-style-complex="normal"/>
    </style:style>
    <style:style style:name="T45" style:family="text">
      <style:text-properties fo:font-style="normal" officeooo:rsid="00794fd8" style:font-style-asian="normal" style:font-style-complex="normal"/>
    </style:style>
    <style:style style:name="T46" style:family="text">
      <style:text-properties fo:font-style="normal" officeooo:rsid="007b1c41" style:font-style-asian="normal" style:font-style-complex="normal"/>
    </style:style>
    <style:style style:name="T47" style:family="text">
      <style:text-properties fo:font-style="normal" officeooo:rsid="007dca34" style:font-style-asian="normal" style:font-style-complex="normal"/>
    </style:style>
    <style:style style:name="T48" style:family="text">
      <style:text-properties fo:font-style="normal" officeooo:rsid="007f6eac" style:font-style-asian="normal" style:font-style-complex="normal"/>
    </style:style>
    <style:style style:name="T49" style:family="text">
      <style:text-properties fo:font-style="normal" officeooo:rsid="0081d3d3" style:font-style-asian="normal" style:font-style-complex="normal"/>
    </style:style>
    <style:style style:name="T50" style:family="text">
      <style:text-properties fo:font-style="normal" officeooo:rsid="0081f4b7" style:font-style-asian="normal" style:font-style-complex="normal"/>
    </style:style>
    <style:style style:name="T51" style:family="text">
      <style:text-properties fo:font-style="normal" officeooo:rsid="008216f4" style:font-style-asian="normal" style:font-style-complex="normal"/>
    </style:style>
    <style:style style:name="T52" style:family="text">
      <style:text-properties fo:font-style="normal" officeooo:rsid="0082bde9" style:font-style-asian="normal" style:font-style-complex="normal"/>
    </style:style>
    <style:style style:name="T53" style:family="text">
      <style:text-properties fo:font-style="normal" officeooo:rsid="0085a25f" style:font-style-asian="normal" style:font-style-complex="normal"/>
    </style:style>
    <style:style style:name="T54" style:family="text">
      <style:text-properties fo:font-style="normal" officeooo:rsid="00868a9b" style:font-style-asian="normal" style:font-style-complex="normal"/>
    </style:style>
    <style:style style:name="T55" style:family="text">
      <style:text-properties fo:font-style="normal" officeooo:rsid="00883e9f" style:font-style-asian="normal" style:font-style-complex="normal"/>
    </style:style>
    <style:style style:name="T56" style:family="text">
      <style:text-properties fo:font-style="normal" officeooo:rsid="008859b6" style:font-style-asian="normal" style:font-style-complex="normal"/>
    </style:style>
    <style:style style:name="T57" style:family="text">
      <style:text-properties fo:font-style="normal" officeooo:rsid="00897518" style:font-style-asian="normal" style:font-style-complex="normal"/>
    </style:style>
    <style:style style:name="T58" style:family="text">
      <style:text-properties fo:font-style="normal" officeooo:rsid="008b8848" style:font-style-asian="normal" style:font-style-complex="normal"/>
    </style:style>
    <style:style style:name="T59" style:family="text">
      <style:text-properties fo:font-style="normal" officeooo:rsid="008cbaa8" style:font-style-asian="normal" style:font-style-complex="normal"/>
    </style:style>
    <style:style style:name="T60" style:family="text">
      <style:text-properties fo:font-style="normal" officeooo:rsid="008d850d" style:font-style-asian="normal" style:font-style-complex="normal"/>
    </style:style>
    <style:style style:name="T61" style:family="text">
      <style:text-properties fo:font-style="normal" officeooo:rsid="008e67e6" style:font-style-asian="normal" style:font-style-complex="normal"/>
    </style:style>
    <style:style style:name="T62" style:family="text">
      <style:text-properties fo:font-style="normal" officeooo:rsid="009064e8" style:font-style-asian="normal" style:font-style-complex="normal"/>
    </style:style>
    <style:style style:name="T63" style:family="text">
      <style:text-properties fo:font-style="normal" officeooo:rsid="00a0db8d" style:font-style-asian="normal" style:font-style-complex="normal"/>
    </style:style>
    <style:style style:name="T64" style:family="text">
      <style:text-properties fo:font-style="normal" officeooo:rsid="00a0e1ff" style:font-style-asian="normal" style:font-style-complex="normal"/>
    </style:style>
    <style:style style:name="T65" style:family="text">
      <style:text-properties fo:font-style="normal" officeooo:rsid="00921f51" style:font-style-asian="normal" style:font-style-complex="normal"/>
    </style:style>
    <style:style style:name="T66" style:family="text">
      <style:text-properties fo:font-style="normal" officeooo:rsid="00a3bf95" style:font-style-asian="normal" style:font-style-complex="normal"/>
    </style:style>
    <style:style style:name="T67" style:family="text">
      <style:text-properties fo:font-style="normal" officeooo:rsid="00a5c688" style:font-style-asian="normal" style:font-style-complex="normal"/>
    </style:style>
    <style:style style:name="T68" style:family="text">
      <style:text-properties fo:font-style="normal" officeooo:rsid="008167c7" style:font-style-asian="normal" style:font-style-complex="normal"/>
    </style:style>
    <style:style style:name="T69" style:family="text">
      <style:text-properties fo:font-style="normal" officeooo:rsid="00a53dea" style:font-style-asian="normal" style:font-style-complex="normal"/>
    </style:style>
    <style:style style:name="T70" style:family="text">
      <style:text-properties fo:font-style="normal" officeooo:rsid="00a65835" style:font-style-asian="normal" style:font-style-complex="normal"/>
    </style:style>
    <style:style style:name="T71" style:family="text">
      <style:text-properties fo:font-style="normal" officeooo:rsid="00a76202" style:font-style-asian="normal" style:font-style-complex="normal"/>
    </style:style>
    <style:style style:name="T72" style:family="text">
      <style:text-properties fo:font-style="normal" officeooo:rsid="00a8ffff" style:font-style-asian="normal" style:font-style-complex="normal"/>
    </style:style>
    <style:style style:name="T73" style:family="text">
      <style:text-properties fo:font-style="normal" officeooo:rsid="00a9fee2" style:font-style-asian="normal" style:font-style-complex="normal"/>
    </style:style>
    <style:style style:name="T74" style:family="text">
      <style:text-properties fo:font-style="normal" officeooo:rsid="00af8f48" style:font-style-asian="normal" style:font-style-complex="normal"/>
    </style:style>
    <style:style style:name="T75" style:family="text">
      <style:text-properties fo:font-style="normal" officeooo:rsid="00b14964" style:font-style-asian="normal" style:font-style-complex="normal"/>
    </style:style>
    <style:style style:name="T76" style:family="text">
      <style:text-properties fo:font-style="normal" officeooo:rsid="00b20c61" style:font-style-asian="normal" style:font-style-complex="normal"/>
    </style:style>
    <style:style style:name="T77" style:family="text">
      <style:text-properties fo:font-style="normal" officeooo:rsid="00b3ba11" style:font-style-asian="normal" style:font-style-complex="normal"/>
    </style:style>
    <style:style style:name="T78" style:family="text">
      <style:text-properties fo:font-style="normal" officeooo:rsid="00b406cb" style:font-style-asian="normal" style:font-style-complex="normal"/>
    </style:style>
    <style:style style:name="T79" style:family="text">
      <style:text-properties fo:font-style="normal" officeooo:rsid="00b795b3" style:font-style-asian="normal" style:font-style-complex="normal"/>
    </style:style>
    <style:style style:name="T80" style:family="text">
      <style:text-properties fo:font-style="normal" officeooo:rsid="00b95872" style:font-style-asian="normal" style:font-style-complex="normal"/>
    </style:style>
    <style:style style:name="T81" style:family="text">
      <style:text-properties fo:font-style="normal" officeooo:rsid="00bb1d80" style:font-style-asian="normal" style:font-style-complex="normal"/>
    </style:style>
    <style:style style:name="T82" style:family="text">
      <style:text-properties fo:font-style="normal" officeooo:rsid="00be69f3" style:font-style-asian="normal" style:font-style-complex="normal"/>
    </style:style>
    <style:style style:name="T83" style:family="text">
      <style:text-properties fo:font-style="normal" officeooo:rsid="00bf46fe" style:font-style-asian="normal" style:font-style-complex="normal"/>
    </style:style>
    <style:style style:name="T84" style:family="text">
      <style:text-properties fo:font-style="normal" officeooo:rsid="00c1a809" style:font-style-asian="normal" style:font-style-complex="normal"/>
    </style:style>
    <style:style style:name="T85" style:family="text">
      <style:text-properties fo:font-style="normal" officeooo:rsid="00c2a88b" style:font-style-asian="normal" style:font-style-complex="normal"/>
    </style:style>
    <style:style style:name="T8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28bbf8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26e0bf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2f5588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588787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589636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59ad92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97ff63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990574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99cf41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97ee7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9b356a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9d1d4d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9d6f27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9f0cd5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aae25b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abbd5e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ada0c5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ae94b0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bold" officeooo:rsid="0026e0bf" style:font-style-asian="normal" style:font-weight-asian="bold" style:font-style-complex="normal" style:font-weight-complex="bold"/>
    </style:style>
    <style:style style:name="T106" style:family="text">
      <style:text-properties fo:font-style="normal" fo:font-weight="bold" officeooo:rsid="002ba6de" style:font-style-asian="normal" style:font-weight-asian="bold" style:font-style-complex="normal" style:font-weight-complex="bold"/>
    </style:style>
    <style:style style:name="T107" style:family="text">
      <style:text-properties fo:font-style="normal" fo:font-weight="bold" officeooo:rsid="00228959" style:font-style-asian="normal" style:font-weight-asian="bold" style:font-style-complex="normal" style:font-weight-complex="bold"/>
    </style:style>
    <style:style style:name="T108" style:family="text">
      <style:text-properties fo:font-style="normal" fo:font-weight="bold" officeooo:rsid="0024119d" style:font-style-asian="normal" style:font-weight-asian="bold" style:font-style-complex="normal" style:font-weight-complex="bold"/>
    </style:style>
    <style:style style:name="T109" style:family="text">
      <style:text-properties fo:font-style="normal" fo:font-weight="bold" officeooo:rsid="0049aaf6" style:font-style-asian="normal" style:font-weight-asian="bold" style:font-style-complex="normal" style:font-weight-complex="bold"/>
    </style:style>
    <style:style style:name="T110" style:family="text">
      <style:text-properties fo:font-style="normal" fo:font-weight="bold" officeooo:rsid="0094b72c" style:font-style-asian="normal" style:font-weight-asian="bold" style:font-style-complex="normal" style:font-weight-complex="bold"/>
    </style:style>
    <style:style style:name="T11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36c67e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49f4d2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54319a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54f1a5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55bb4a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50d" style:font-style-asian="normal" style:font-weight-asian="normal" style:font-style-complex="normal" style:font-weight-complex="normal"/>
    </style:style>
    <style:style style:name="T118" style:family="text">
      <style:text-properties officeooo:rsid="00202d64"/>
    </style:style>
    <style:style style:name="T119" style:family="text">
      <style:text-properties fo:font-style="italic" officeooo:rsid="003f056d" style:font-style-asian="italic" style:font-style-complex="italic"/>
    </style:style>
    <style:style style:name="T120" style:family="text">
      <style:text-properties fo:font-style="italic" officeooo:rsid="00442dc7" style:font-style-asian="italic" style:font-style-complex="italic"/>
    </style:style>
    <style:style style:name="T121" style:family="text">
      <style:text-properties fo:font-style="italic" officeooo:rsid="004dea02" style:font-style-asian="italic" style:font-style-complex="italic"/>
    </style:style>
    <style:style style:name="T122" style:family="text">
      <style:text-properties fo:font-style="italic" officeooo:rsid="003f72e5" style:font-style-asian="italic" style:font-style-complex="italic"/>
    </style:style>
    <style:style style:name="T123" style:family="text">
      <style:text-properties fo:font-style="italic" officeooo:rsid="00202d64" style:font-style-asian="italic" style:font-style-complex="italic"/>
    </style:style>
    <style:style style:name="T124" style:family="text">
      <style:text-properties fo:font-style="italic" officeooo:rsid="007f6eac" style:font-style-asian="italic" style:font-style-complex="italic"/>
    </style:style>
    <style:style style:name="T125" style:family="text">
      <style:text-properties fo:font-style="italic" officeooo:rsid="0081f4b7" style:font-style-asian="italic" style:font-style-complex="italic"/>
    </style:style>
    <style:style style:name="T126" style:family="text">
      <style:text-properties fo:font-style="italic" officeooo:rsid="005d368c" style:font-style-asian="italic" style:font-style-complex="italic"/>
    </style:style>
    <style:style style:name="T127" style:family="text">
      <style:text-properties fo:font-style="italic" officeooo:rsid="006e5bbc" style:font-style-asian="italic" style:font-style-complex="italic"/>
    </style:style>
    <style:style style:name="T128" style:family="text">
      <style:text-properties fo:font-style="italic" officeooo:rsid="00c2a88b" style:font-style-asian="italic" style:font-style-complex="italic"/>
    </style:style>
    <style:style style:name="T12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0" style:family="text">
      <style:text-properties fo:font-style="italic" fo:font-weight="normal" officeooo:rsid="0059ad92" style:font-style-asian="italic" style:font-weight-asian="normal" style:font-style-complex="italic" style:font-weight-complex="normal"/>
    </style:style>
    <style:style style:name="T131" style:family="text">
      <style:text-properties fo:font-style="italic" fo:font-weight="normal" officeooo:rsid="009b356a" style:font-style-asian="italic" style:font-weight-asian="normal" style:font-style-complex="italic" style:font-weight-complex="normal"/>
    </style:style>
    <style:style style:name="T132" style:family="text">
      <style:text-properties officeooo:rsid="0055bb4a"/>
    </style:style>
    <style:style style:name="T133" style:family="text">
      <style:text-properties officeooo:rsid="00565e5d"/>
    </style:style>
    <style:style style:name="T134" style:family="text">
      <style:text-properties officeooo:rsid="00573ced"/>
    </style:style>
    <style:style style:name="T135" style:family="text">
      <style:text-properties officeooo:rsid="00588724"/>
    </style:style>
    <style:style style:name="T136" style:family="text">
      <style:text-properties fo:font-weight="normal" style:font-weight-asian="normal" style:font-weight-complex="normal"/>
    </style:style>
    <style:style style:name="T137" style:family="text">
      <style:text-properties officeooo:rsid="0093cea8"/>
    </style:style>
    <style:style style:name="T138" style:family="text">
      <style:text-properties officeooo:rsid="00a53dea"/>
    </style:style>
    <style:style style:name="T139" style:family="text">
      <style:text-properties officeooo:rsid="00a65835"/>
    </style:style>
    <style:style style:name="T140" style:family="text">
      <style:text-properties officeooo:rsid="00c13b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Abhrahamic Religions and their Consequences</text:p>
      <text:p text:style-name="P1"/>
      <text:p text:style-name="P1">Judaism is a parasite, Christianity is Castration, and Islam is a Virus. </text:p>
      <text:p text:style-name="P1"/>
      <text:p text:style-name="P1">Taken together, the Abrahamic religions and their consequences have been a complete and utter disaster for the human race. </text:p>
      <text:p text:style-name="P1"/>
      <text:p text:style-name="P27"><text:span text:style-name="T140">I</text:span><text:span text:style-name="T118"> am </text:span><text:span text:style-name="T123">not </text:span><text:span text:style-name="T118">disparaging</text:span><text:span text:style-name="T2"> religion as a whole: </text:span><text:span text:style-name="T51">a</text:span><text:span text:style-name="T45"> universe of religion</text:span><text:span text:style-name="T27"> </text:span><text:span text:style-name="T49">exists </text:span><text:span text:style-name="T27">beyond the Abrahamic religions, </text:span><text:span text:style-name="T50">and</text:span><text:span text:style-name="T125"> has</text:span><text:span text:style-name="T50"> existed since the dawn of the human race hundreds of thousands of years ago.</text:span><text:span text:style-name="T126"> </text:span><text:span text:style-name="T26">S</text:span><text:span text:style-name="T9">pirituality, mysticism, magic, </text:span><text:span text:style-name="T28">a sense of </text:span><text:span text:style-name="T9">destiny </text:span><text:span text:style-name="T46">are all</text:span><text:span text:style-name="T9"> necessary for human life—</text:span><text:span text:style-name="T29">certainly </text:span><text:span text:style-name="T33">for </text:span><text:span text:style-name="T29">human life </text:span><text:span text:style-name="T30">in </text:span><text:span text:style-name="T34">its most superior</text:span><text:span text:style-name="T35"> form</text:span><text:span text:style-name="T3">. </text:span><text:span text:style-name="T4">Atheism </text:span><text:span text:style-name="T5">in practice </text:span><text:span text:style-name="T58">i</text:span><text:span text:style-name="T4">s rarely atheism at all: </text:span><text:span text:style-name="T36">self-proclaimed “atheists” </text:span><text:span text:style-name="T37">almost always have </text:span><text:span text:style-name="T38">adopted </text:span><text:span text:style-name="T51">a</text:span><text:span text:style-name="T38"> less obvious set of superstitions and metaphysical beliefs </text:span><text:span text:style-name="T127">they</text:span><text:span text:style-name="T38"> </text:span><text:span text:style-name="T127">themselves</text:span><text:span text:style-name="T38"> are not even aware of. </text:span><text:span text:style-name="T120">True</text:span><text:span text:style-name="T15"> lack of belief in any sort of </text:span><text:span text:style-name="T16">s</text:span><text:span text:style-name="T24">upernatural power </text:span><text:span text:style-name="T16">rarely </text:span><text:span text:style-name="T25">exists in the human species</text:span><text:span text:style-name="T16">, and </text:span><text:span text:style-name="T52">where</text:span><text:span text:style-name="T39"> </text:span><text:span text:style-name="T16">it </text:span><text:span text:style-name="T39">does, it </text:span><text:span text:style-name="T16">takes a far colder, far more logical, </text:span><text:span text:style-name="T18">far more cerebral </text:span><text:span text:style-name="T75">tone</text:span><text:span text:style-name="T40"> </text:span><text:span text:style-name="T17">than the</text:span><text:span text:style-name="T40"> </text:span><text:span text:style-name="T76">average </text:span><text:span text:style-name="T52">self-proclaimed “</text:span><text:span text:style-name="T40">atheist” </text:span><text:span text:style-name="T76">midwit </text:span><text:span text:style-name="T40">is capable of </text:span><text:span text:style-name="T79">internalizing</text:span><text:span text:style-name="T40">. </text:span></text:p>
      <text:p text:style-name="P7"/>
      <text:p text:style-name="P61"><text:span text:style-name="T41">What I claim </text:span><text:span text:style-name="T60">here </text:span><text:span text:style-name="T41">is that m</text:span><text:span text:style-name="T10">aster morality paganism </text:span><text:span text:style-name="T14">is</text:span><text:span text:style-name="T13"> the natural religion of man. </text:span><text:span text:style-name="T77">And I claim i</text:span><text:span text:style-name="T61">t is the natural religion precisely *because* its ad</text:span><text:span text:style-name="T84">option solves the </text:span><text:span text:style-name="T85">dilemma of . But unlike the Abrahamic religions, it does so in a </text:span><text:span text:style-name="T128">eugenic</text:span><text:span text:style-name="T85"> manner. </text:span></text:p>
      <text:p text:style-name="P61"><text:span text:style-name="T32"/></text:p>
      <text:p text:style-name="P61"><text:span text:style-name="T32"/></text:p>
      <text:p text:style-name="P61"><text:span text:style-name="T31"><text:s/>eugenic, </text:span><text:span text:style-name="T41">healthy, </text:span><text:span text:style-name="T62">and therefore </text:span><text:span text:style-name="T31">anti-fragilizing </text:span><text:span text:style-name="T44">of all possible </text:span><text:span text:style-name="T53">religious adoptions</text:span><text:span text:style-name="T44">. </text:span><text:span text:style-name="T54">After all, </text:span><text:span text:style-name="T55">w</text:span><text:span text:style-name="T44">hat is natural is eugenic--what is eugenic is natural. </text:span><text:span text:style-name="T78">Evolution selected for organisms inclined to adopt paganism, because paganism in turn </text:span><text:span text:style-name="T82">solves the dilemma of </text:span><text:span text:style-name="T83">creating a society that is </text:span></text:p>
      <text:p text:style-name="P49"><text:span text:style-name="T78"/></text:p>
      <text:p text:style-name="P49"><text:span text:style-name="T78"/></text:p>
      <text:p text:style-name="P26"><text:span text:style-name="T56">But</text:span><text:span text:style-name="T42"> w</text:span><text:span text:style-name="T22">hat exactly </text:span><text:span text:style-name="T122">is </text:span><text:span text:style-name="T22">paganism? </text:span><text:span text:style-name="T23">What is master morality? </text:span><text:span text:style-name="T42">And if it is indeed so superior, why has it been virtually abandoned amongst all human societies in favor of </text:span><text:span text:style-name="T43">one form of Ab</text:span><text:span text:style-name="T63">raha</text:span><text:span text:style-name="T43">mism or another? </text:span><text:span text:style-name="T56">I</text:span><text:span text:style-name="T81">t is in</text:span><text:span text:style-name="T80"> the following pages I seek to </text:span></text:p>
      <text:p text:style-name="P26"><text:span text:style-name="T74"/></text:p>
      <text:p text:style-name="P60"><text:span text:style-name="T74">Indeed, the very strains of paganism that the Abrahamic religions seek to stamp out, are woven into the very fabric of the human soul. </text:span><text:span text:style-name="T62">The longing for a return to Paganism, not </text:span><text:span text:style-name="T64">in a literal sense of longing to worship Ra or Poseidon or some pantheon of gods,</text:span><text:span text:style-name="T65"> but in </text:span><text:span text:style-name="T80">a longing for the return to its</text:span><text:span text:style-name="T65"> morality, </text:span><text:span text:style-name="T80">to its exaltation of the strong, of the beautiful, of the spuerior </text:span></text:p>
      <text:p text:style-name="P13"/>
      <text:p text:style-name="P13">e see it in yoga moms who when prompted are tacit to claim they are “not religious” but “spiritual”</text:p>
      <text:p text:style-name="P8"/>
      <text:p text:style-name="P57"><text:span text:style-name="T1">In short, </text:span><text:span text:style-name="T12">t</text:span><text:span text:style-name="T11">he modern human population has brainwashed </text:span><text:span text:style-name="T12">itself into believing </text:span><text:span text:style-name="T13">a false dichotomy: either one is a Jew, Christian, Muslim, or some godless eastern religion such as Buddhism,</text:span><text:span text:style-name="T119"> or</text:span><text:span text:style-name="T13"> one is an atheist. </text:span><text:span text:style-name="T66">In fact, this dichotomy is really only two thousand years old, maybe even less, and as such is</text:span></text:p>
      <text:p text:style-name="P12"/>
      <text:p text:style-name="P12"/>
      <text:p text:style-name="P25">Definition of Religion <text:span text:style-name="T137">and Paganism</text:span></text:p>
      <text:p text:style-name="P36"/>
      <text:p text:style-name="P39">I define religion as a </text:p>
      <text:p text:style-name="P39"/>
      <text:p text:style-name="P39"/>
      <text:p text:style-name="P9"/>
      <text:p text:style-name="P28"><text:span text:style-name="T107">G</text:span><text:span text:style-name="T108">eneral </text:span><text:span text:style-name="T109">Method </text:span><text:span text:style-name="T108">of Analysis</text:span></text:p>
      <text:p text:style-name="P41"><text:soft-page-break/></text:p>
      <text:p text:style-name="P29"><text:span text:style-name="T6">R</text:span><text:span text:style-name="T1">eligion is ultimately a biological phenomenon, </text:span><text:span text:style-name="T59">as it is exists only in the brains of biological organisms. </text:span><text:span text:style-name="T67">As such, to truly understand it, an analysis must be asked from an</text:span><text:span text:style-name="T57"> evolutionary perspectiv</text:span><text:span text:style-name="T67">e rather than its theological validity, which is of course unscientific and therefore largely smoke and mirrors of meaningless tautologies. </text:span><text:span text:style-name="T57">That involves dispassionately answering the folliwng questions:</text:span></text:p>
      <text:p text:style-name="P37"/>
      <text:p text:style-name="P32">1. <text:span text:style-name="T138">What conditions within a human population and the human organism allowed a religion to arise in the first place?</text:span></text:p>
      <text:p text:style-name="P32"/>
      <text:p text:style-name="P58"><text:span text:style-name="T68">2. </text:span><text:span text:style-name="T69">What co</text:span><text:span text:style-name="T70">mponents of that belief system</text:span><text:span text:style-name="T69"> </text:span><text:span text:style-name="T70">spurred for its widespread adoption amongst a certain population?</text:span></text:p>
      <text:p text:style-name="P34"/>
      <text:p text:style-name="P40">3. <text:span text:style-name="T139">Wha</text:span></text:p>
      <text:p text:style-name="P38"/>
      <text:p text:style-name="P38"><text:span text:style-name="T139">Also note: the above methodology </text:span><text:s/>applies not only to individual religions, but to the very concept of religion itself. </text:p>
      <text:p text:style-name="P14"/>
      <text:p text:style-name="P30"><text:span text:style-name="T6">W</text:span><text:span text:style-name="T7">hen asking a question with regards to J</text:span><text:span text:style-name="T73">religion</text:span><text:span text:style-name="T7"> theologists and the laym</text:span><text:span text:style-name="T73">an alike </text:span><text:span text:style-name="T7">often do so from the perspective of “truthfulness” of a religion. </text:span><text:span text:style-name="T47">T</text:span><text:span text:style-name="T8">he implicit assumption </text:span><text:span text:style-name="T47">in this method is</text:span><text:span text:style-name="T8">: “If a belief system has so many followers, </text:span><text:span text:style-name="T19">it must contain at the very least </text:span><text:span text:style-name="T121">some</text:span><text:span text:style-name="T19"> element of the truth.” </text:span><text:span text:style-name="T70">Upon any serious inspection, this line of thinking is laughably</text:span><text:span text:style-name="T19"> flawed, as humans </text:span><text:span text:style-name="T20">are not </text:span><text:span text:style-name="T21">cold, empirical machines for scientific deduction: the human brain evolved its higher functionality primarily to (</text:span><text:span text:style-name="T71">and </text:span><text:span text:style-name="T21">often spuriously) social signal </text:span><text:span text:style-name="T48">the status of the encapsulating organism within, </text:span><text:span text:style-name="T124">not</text:span><text:span text:style-name="T48"> to </text:span><text:span text:style-name="T72">dispassionately</text:span><text:span text:style-name="T48"> seek </text:span><text:span text:style-name="T72">some scientific </text:span><text:span text:style-name="T48">truth. It therefore stands to reason that the meaningful questions to ask with regards to religion, are as follows:</text:span></text:p>
      <text:p text:style-name="P31"/>
      <text:p text:style-name="P31"/>
      <text:p text:style-name="P33"/>
      <text:p text:style-name="P10"/>
      <text:p text:style-name="P6"><text:span text:style-name="T105">General </text:span><text:span text:style-name="T106">Evolution</text:span><text:span text:style-name="T105"> of Religion</text:span><text:span text:style-name="T88"> </text:span><text:span text:style-name="T109">Itself, </text:span><text:span text:style-name="T110">and Paganism</text:span></text:p>
      <text:p text:style-name="P15"/>
      <text:p text:style-name="P59"><text:span text:style-name="T96">As I’ve argued in previous essays, </text:span><text:span text:style-name="T93">the human mind evolved in the context </text:span><text:span text:style-name="T94">of creating narratives, which simplified </text:span><text:span text:style-name="T95">its job of making sense of a complex world </text:span><text:span text:style-name="T104">(evolution selects for economy of energy)</text:span><text:span text:style-name="T94">. It’s likely religion began out of some form of menial gossip concerning narrative creation surrounding</text:span><text:span text:style-name="T101"> events or </text:span><text:span text:style-name="T94">nature, </text:span><text:span text:style-name="T102">which through collective repetition of the old, </text:span><text:span text:style-name="T103">slowly morphed into some more complex superstitious beliefs. </text:span></text:p>
      <text:p text:style-name="P59"><text:span text:style-name="T94"/></text:p>
      <text:p text:style-name="P59"><text:span text:style-name="T94"><text:s/>but really, it gained its </text:span><text:span text:style-name="T95">true power and therefore evolutionary relevance from </text:span><text:span text:style-name="T97">enforcing social cohesion. </text:span><text:span text:style-name="T99">What is the primary social problem to be solved? </text:span></text:p>
      <text:p text:style-name="P56"><text:span text:style-name="T97"/></text:p>
      <text:p text:style-name="P56"><text:span text:style-name="T97">, </text:span><text:span text:style-name="T131">the single</text:span><text:span text:style-name="T97"> predominant problem <text:s/>of society is how to incentivize cohesion and the capacity to work together amongst human males, who are </text:span><text:span text:style-name="T98">in mutual opposition over an inherently scarce resource: sexual access to women. </text:span></text:p>
      <text:p text:style-name="P53"><text:span text:style-name="T94"/></text:p>
      <text:p text:style-name="P54"><text:span text:style-name="T86">1. Male</text:span></text:p>
      <text:p text:style-name="P54"><text:span text:style-name="T86"/></text:p>
      <text:p text:style-name="P54"><text:span text:style-name="T86">2. </text:span><text:span text:style-name="T95">Giving the males of a group something to strive towards constructively, some sort of </text:span><text:span text:style-name="T100">gods</text:span><text:span text:style-name="T95">, who</text:span><text:span text:style-name="T100">se superiority can inspire them to the accomplishment of great feats </text:span></text:p>
      <text:p text:style-name="P4"><text:span text:style-name="T86"/></text:p>
      <text:p text:style-name="P4"><text:soft-page-break/><text:span text:style-name="T86"/></text:p>
      <text:p text:style-name="P4"><text:span text:style-name="T86">While the origins of religion in its most primitive form likely was an offshoot of the narrative, </text:span><text:span text:style-name="T89">its expansion and sophistication likely arose as a means of creating a supernatural alpha in the natural dominance hierarchy of any grouping of males: </text:span><text:span text:style-name="T90">this sense of order is massie</text:span></text:p>
      <text:p text:style-name="P17"/>
      <text:p text:style-name="P5"><text:span text:style-name="T90">O</text:span><text:span text:style-name="T86">ne principle in general that we return to time and time again that separates humans from other animals, is the </text:span><text:span text:style-name="T129">power</text:span><text:span text:style-name="T86"> of human males when they organize effectively into a connected band or army. </text:span><text:span text:style-name="T91">Because humans can communicate so much, can strategize, think, plan ahead, they can coordinate in ways that other animals cannot. So </text:span><text:span text:style-name="T92">much so, that it is </text:span><text:span text:style-name="T130">worth sacrificing</text:span><text:span text:style-name="T92"> the </text:span></text:p>
      <text:p text:style-name="P16"/>
      <text:p text:style-name="P16"/>
      <text:p text:style-name="P3"><text:span text:style-name="T86">Similar to a point at infinity in mathematics, </text:span><text:span text:style-name="T87">religion served as a sort of abstraction for </text:span></text:p>
      <text:p text:style-name="P11"/>
      <text:p text:style-name="P43"/>
      <text:p text:style-name="P51"/>
      <text:p text:style-name="P51"/>
      <text:p text:style-name="P51">A More General Commentary on Monotheism<text:span text:style-name="T136"> </text:span></text:p>
      <text:p text:style-name="P51"><text:span text:style-name="T136"/></text:p>
      <text:p text:style-name="P55"><text:span text:style-name="T136">There are a great number of subtletites that differentiate Abrahamism, which is our current way of looking at the world, and </text:span></text:p>
      <text:p text:style-name="P51"><text:span text:style-name="T136"/></text:p>
      <text:p text:style-name="P51"><text:span text:style-name="T136"/></text:p>
      <text:p text:style-name="P51"><text:span text:style-name="T136"/></text:p>
      <text:p text:style-name="P51"><text:span text:style-name="T136"/></text:p>
      <text:p text:style-name="P44"><text:span text:style-name="T136">So, we have identified certain crucial components of how religion evolved:</text:span></text:p>
      <text:p text:style-name="P44"><text:span text:style-name="T136"/></text:p>
      <text:p text:style-name="P44"><text:span text:style-name="T136">1. Narrative construction: a figment of humanity providing some more broader narrative and context. </text:span></text:p>
      <text:p text:style-name="P44"><text:span text:style-name="T136"/></text:p>
      <text:p text:style-name="P44"><text:span text:style-name="T136">2. </text:span></text:p>
      <text:p text:style-name="P44"><text:span text:style-name="T136"/></text:p>
      <text:p text:style-name="P44"><text:span text:style-name="T136">3. </text:span></text:p>
      <text:p text:style-name="P18"/>
      <text:p text:style-name="P18"/>
      <text:p text:style-name="P18"/>
      <text:p text:style-name="P18"/>
      <text:p text:style-name="P18">Judaism</text:p>
      <text:p text:style-name="P18"/>
      <text:p text:style-name="P45">Judaism’s solution to enforcing social cohesion amongst males ecame an extreme form of this . Yet its role in re-shaping the modern world is difficult to </text:p>
      <text:p text:style-name="P18"/>
      <text:p text:style-name="P47"><text:span text:style-name="T112">Judaism arose in a small band of </text:span><text:span text:style-name="T117">Canaanites</text:span><text:span text:style-name="T113">, as a means of enforcing social cohesion within that band.</text:span></text:p>
      <text:p text:style-name="P48"><text:span text:style-name="T113">Y</text:span><text:span text:style-name="T111">ahwe</text:span></text:p>
      <text:p text:style-name="P47"><text:span text:style-name="T113"/></text:p>
      <text:p text:style-name="P47"><text:span text:style-name="T113"/></text:p>
      <text:p text:style-name="P47"><text:span text:style-name="T113"/></text:p>
      <text:p text:style-name="P47"><text:span text:style-name="T113"><text:s/></text:span><text:span text:style-name="T114">While there were many components to Judaism that were more or less (monotheism, linear sense of ti</text:span><text:span text:style-name="T115">me, </text:span><text:span text:style-name="T116">strongly written scripture)</text:span></text:p>
      <text:p text:style-name="P20"/>
      <text:p text:style-name="P23"><text:soft-page-break/>Judaism, <text:span text:style-name="T132">at its core, </text:span><text:span text:style-name="T134">i</text:span>s <text:span text:style-name="T133">religious</text:span><text:span text:style-name="T134">ly</text:span><text:span text:style-name="T133"> based racial supremacy. </text:span><text:span text:style-name="T135">Rather than attempting to provide some scentific basis or to , Judaism posits as its founding principle that the Jews are the chosen people of God, that only matrilineal descendants of thise </text:span></text:p>
      <text:p text:style-name="P23"/>
      <text:p text:style-name="P23"/>
      <text:p text:style-name="P21">Incidentally, the development of monotheism lead to the first form of religious fanaticism. </text:p>
      <text:p text:style-name="P18"/>
      <text:p text:style-name="P19">Christianity</text:p>
      <text:p text:style-name="P19"/>
      <text:p text:style-name="P24">What do I mean, when I say Christianity is castration? </text:p>
      <text:p text:style-name="P19"/>
      <text:p text:style-name="P22"/>
      <text:p text:style-name="P19">Islam</text:p>
      <text:p text:style-name="P22"/>
      <text:p text:style-name="P24">A virus multiplies through infecting a host</text:p>
      <text:p text:style-name="P19"/>
      <text:p text:style-name="P50"><text:span text:style-name="T13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2T09:13:28.613230418</meta:creation-date>
    <meta:generator>LibreOffice/6.4.7.2$Linux_X86_64 LibreOffice_project/40$Build-2</meta:generator>
    <dc:date>2022-10-13T14:37:55.622491223</dc:date>
    <meta:editing-duration>PT2H37M16S</meta:editing-duration>
    <meta:editing-cycles>161</meta:editing-cycles>
    <meta:document-statistic meta:table-count="0" meta:image-count="0" meta:object-count="0" meta:page-count="4" meta:paragraph-count="45" meta:word-count="1163" meta:character-count="7117" meta:non-whitespace-character-count="5972"/>
  </office:meta>
</office:document-meta>
</file>